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afd77" officeooo:paragraph-rsid="001afd77"/>
    </style:style>
    <style:style style:name="P2" style:family="paragraph" style:parent-style-name="Standard">
      <style:text-properties style:font-name="Liberation Serif" fo:font-size="12pt" officeooo:paragraph-rsid="0019e3a4" style:font-size-asian="12pt" style:font-size-complex="12pt"/>
    </style:style>
    <style:style style:name="P3" style:family="paragraph" style:parent-style-name="Standard">
      <style:text-properties officeooo:rsid="0019e3a4" officeooo:paragraph-rsid="0019e3a4"/>
    </style:style>
    <style:style style:name="P4" style:family="paragraph" style:parent-style-name="Standard" style:list-style-name="L1">
      <style:text-properties officeooo:rsid="0019e3a4" officeooo:paragraph-rsid="0019e3a4"/>
    </style:style>
    <style:style style:name="P5" style:family="paragraph" style:parent-style-name="Standard">
      <style:text-properties officeooo:rsid="001afd77" officeooo:paragraph-rsid="001afd77"/>
    </style:style>
    <style:style style:name="T1" style:family="text">
      <style:text-properties officeooo:rsid="0019e3a4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9e3a4"/>
    </style:style>
    <style:style style:name="T4" style:family="text">
      <style:text-properties fo:font-family="'Liberation Mono'" style:font-family-generic="modern" style:font-pitch="fixed"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itial Setup for Selenium Training</text:h>
      <text:h text:style-name="Heading_20_2" text:outline-level="2">Prerequistes</text:h>
      <text:p text:style-name="P2"><text:span text:style-name="T1">Before you begin, please ensure you have Angular 21, and Node Version </text:span><text:span text:style-name="T2">^20.19.0 || ^22.12.0 || ^24.0.0 </text:span><text:span text:style-name="T3">on your machine.</text:span></text:p>
      <text:p text:style-name="P3"/>
      <text:h text:style-name="Heading_20_2" text:outline-level="2">Demo Project</text:h>
      <text:p text:style-name="P3">Open a terminal and paste the following into said terminal:</text:p>
      <text:p text:style-name="P3"/>
      <text:p text:style-name="P3"><text:span text:style-name="T4">mkdir ~/source/repos/selenium-training; cd ~/source/repos/selenium-training; git clone </text:span><text:a xlink:type="simple" xlink:href="https://github.com/disnaut/selenium-training-demo.git" text:style-name="Internet_20_link" text:visited-style-name="Visited_20_Internet_20_Link"><text:span text:style-name="T4">https://github.com/disnaut/selenium-training-demo.git</text:span></text:a><text:span text:style-name="T4">; cd selenium-training-demo/selenium-training-app; npm i; ng serve</text:span></text:p>
      <text:p text:style-name="P3"/>
      <text:p text:style-name="P3">This should accomplish the following:</text:p>
      <text:list text:style-name="L1">
        <text:list-item>
          <text:p text:style-name="P4">Creates a directory that is located under %USER%\source\repos\selenium-training</text:p>
        </text:list-item>
        <text:list-item>
          <text:p text:style-name="P4">Pulls from GitHub a project called selenium-training-demo</text:p>
        </text:list-item>
        <text:list-item>
          <text:p text:style-name="P4">Installs the necessary npm packages for the project</text:p>
        </text:list-item>
        <text:list-item>
          <text:p text:style-name="P4">Starts the development server for this project</text:p>
        </text:list-item>
      </text:list>
      <text:p text:style-name="P3"/>
      <text:h text:style-name="Heading_20_2" text:outline-level="2">Browser Setup</text:h>
      <text:p text:style-name="P5">Open Microsoft Edge and install the <text:a xlink:type="simple" xlink:href="https://microsoftedge.microsoft.com/addons/detail/selenium-ide/ajdpfmkffanmkhejnopjppegokpogffp" text:style-name="Internet_20_link" text:visited-style-name="Visited_20_Internet_20_Link">Selenium IDE Browser Extension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2:43:07.700629375</meta:creation-date>
    <dc:date>2026-03-09T12:59:24.350625641</dc:date>
    <meta:editing-duration>PT5M29S</meta:editing-duration>
    <meta:editing-cycles>1</meta:editing-cycles>
    <meta:document-statistic meta:table-count="0" meta:image-count="0" meta:object-count="0" meta:page-count="1" meta:paragraph-count="13" meta:word-count="102" meta:character-count="796" meta:non-whitespace-character-count="711"/>
    <meta:generator>LibreOffice/26.2.1.2$Linux_X86_64 LibreOffice_project/620$Build-2</meta:generator>
  </office:meta>
</office:document-meta>
</file>